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15%" fo:text-align="justify" style:justify-single-word="false" fo:text-indent="1.251cm" style:auto-text-indent="false" style:text-autospace="none"/>
      <style:text-properties style:font-name="Calibri" fo:font-size="12pt" officeooo:paragraph-rsid="0017f9dc" style:font-size-asian="12pt" style:font-name-complex="Calibri" style:font-size-complex="12pt"/>
    </style:style>
    <style:style style:name="P2" style:family="paragraph" style:parent-style-name="Normal_20__28_Web_29_">
      <style:paragraph-properties fo:margin-left="0.75cm" fo:margin-right="1cm" fo:margin-top="0cm" fo:margin-bottom="0cm" style:contextual-spacing="false" fo:line-height="115%" fo:text-align="justify" style:justify-single-word="false" fo:text-indent="1cm" style:auto-text-indent="false"/>
      <style:text-properties fo:color="#000000" style:font-name="Calibri" officeooo:paragraph-rsid="0017f9dc" style:font-name-complex="Calibri"/>
    </style:style>
    <style:style style:name="P3" style:family="paragraph" style:parent-style-name="Heading_20_1">
      <style:paragraph-properties fo:line-height="115%" fo:text-align="center" style:justify-single-word="false"/>
      <style:text-properties style:font-name="Calibri" officeooo:paragraph-rsid="0017f9dc" style:font-name-complex="Calibri" style:font-size-complex="12pt"/>
    </style:style>
    <style:style style:name="P4" style:family="paragraph" style:parent-style-name="Standard">
      <style:paragraph-properties fo:margin-left="0cm" fo:margin-right="0cm" fo:line-height="115%" fo:text-align="justify" style:justify-single-word="false" fo:text-indent="1.251cm" style:auto-text-indent="false" style:text-autospace="none"/>
      <style:text-properties style:font-name="Calibri" fo:font-size="12pt" officeooo:paragraph-rsid="0017f9dc" style:font-size-asian="12pt" style:font-name-complex="Calibri" style:font-size-complex="12pt"/>
    </style:style>
    <style:style style:name="P5" style:family="paragraph" style:parent-style-name="Standard">
      <style:paragraph-properties fo:line-height="115%" fo:text-align="justify" style:justify-single-word="false" style:text-autospace="none"/>
      <style:text-properties style:font-name="Calibri" fo:font-size="12pt" officeooo:paragraph-rsid="0017f9dc" style:font-size-asian="12pt" style:font-name-complex="Calibri" style:font-size-complex="12pt"/>
    </style:style>
    <style:style style:name="P6" style:family="paragraph" style:parent-style-name="Standard">
      <style:paragraph-properties fo:margin-left="0cm" fo:margin-right="0cm" fo:line-height="115%" fo:text-align="justify" style:justify-single-word="false" fo:text-indent="1.039cm" style:auto-text-indent="false" style:text-autospace="none"/>
      <style:text-properties style:font-name="Calibri" fo:font-size="12pt" officeooo:paragraph-rsid="0017f9dc" style:font-size-asian="12pt" style:font-name-complex="Calibri" style:font-size-complex="12pt"/>
    </style:style>
    <style:style style:name="T1" style:family="text">
      <style:text-properties officeooo:rsid="0019a896"/>
    </style:style>
    <style:style style:name="T2" style:family="text">
      <style:text-properties officeooo:rsid="001aa7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duction</text:h>
      <text:p text:style-name="P2"/>
      <text:p text:style-name="P1">Aujourd'hui, les laboratoires de recherche et les industries utilisent de plus en plus <text:s/>de puissance de calcul pour l'exécution de leurs applications qui consomment ainsi du temps processeur. Ces moyens de calcul sont utilisés pour toutes tâches qui nécessitent une modélisation et de très fortes puissance de calculs comme les prévisions météorologiques, l'étude du climat, la modélisation moléculaire, les simulations physiques (aérodynamique, fission nucléaire, etc), les laboratoires de biologie. Dans tous les cas, l’objectif est d'exécuter les applications le plus rapidement possible, c'est-à-dire entre <text:s/>le temps de soumission de l'application et d'obtention des résultats. C'est ce qu'on appelle le calcul à haute performance (HPC- High Performance Computing). </text:p>
      <text:p text:style-name="P1">Les clusters de calcules hautes performances à EDF sont composés de très grand nombre de coeurs de calcul à partager entre les utilisateurs. Les experts du groupe OSI-RIS ont remarqué une mauvaise utilisation de ces moyens de calculs, en effet les ressources alloués sont <text:s/>parfois supérieures aux ressources réellement utilisés par les jobs soumis. Afin d'utiliser efficacement les super-calculateurs, il est nécessaire de faire des mesures des efficiences sur les jobs et d'informer les utilisateurs concernés de la manière optimale d’utiliser leur réservation.</text:p>
      <text:p text:style-name="P1">Les travaux présentés dans ce document ont été effectués au cours d'un stage de Master Informatique Haute Performance (HPC), qui s'est déroulé à EDF à la direction recherche et développement R&amp;D de Clamart, au sein du pôle CCN-HPC du groupe OSI-RIS.</text:p>
      <text:p text:style-name="P5">L'objectif est de réaliser une application qui mesurera les efficiences des jobs et qui soit simple à l'utilisation. Son but est, a posteriori, d‘identifier les mauvaises utilisations des ressources , compte tenu des prix de ces dernières. L'application que nous concevons doit permettre d'afficher le taux de consommation des ressources en terme de nombre de processeur et la taille de mémoire réservés, ainsi que d'afficher la consommation utilisées. De plus elle doit informer les utilisateurs de la <text:s/>mauvaise utilisation des ressources par une notification sous forme d'un mail informatif.</text:p>
      <text:p text:style-name="P6">Pour faire cela, dans un premier chapitre nous présentant le sujet de stage et les objectifs à atteindre, puis dans le deuxième chapitre nous présenterons l'entreprise EDF, son environnement, s., son organisation Dans un troisième chapitre, nous détaillerons <text:s/>les spécifications fonctionnelles et techniques du projet. Dans un quatrième chapitre, nous décrirons la partie réalisation, les différentes briques de développement. Nous <text:s/><text:span text:style-name="T1">exposerons</text:span> la partie conception dans un cinquième chapitre. Nous dresserons également un état de l’art de l’optimisation des requêtes SQL dans un sixième chapitre. Enfin nous <text:span text:style-name="T2">conclurons</text:span> et donnerons quelques perspectives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_20__28_Web_29_" style:display-name="Normal (Web)" style:family="paragraph" style:parent-style-name="Standard">
      <style:paragraph-properties fo:margin-top="0cm" fo:margin-bottom="0.379cm" style:contextual-spacing="false" style:line-height-at-least="0.644cm"/>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WW-Standard" style:family="paragraph">
      <style:paragraph-properties fo:margin-left="0cm" fo:margin-right="0cm" fo:margin-top="0cm" fo:margin-bottom="0cm" style:contextual-spacing="false" fo:text-align="start" style:justify-single-word="false" fo:text-indent="0cm" style:auto-text-indent="false" style:text-autospace="none" style:vertical-align="auto"/>
      <style:text-properties style:font-name="Times New Roman" fo:font-family="'Times New Roman'" style:font-family-generic="roman" style:font-pitch="variable" fo:font-size="12pt" fo:language="fr" fo:country="FR" style:letter-kerning="true" style:font-name-asian="FreeSans1" style:font-family-asian="FreeSans, 'MS Gothic'" style:font-family-generic-asian="modern" style:font-pitch-asian="fixed"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Heading_20_1" style:display-name="Heading 1" style:family="paragraph" style:next-style-name="P1_20_paragraphe_20_1" style:default-outline-level="1" style:class="text">
      <style:paragraph-properties fo:margin-left="1.03cm" fo:margin-right="0.76cm" fo:margin-top="1.058cm" fo:margin-bottom="0cm" style:contextual-spacing="false" style:line-height-at-least="0.49cm" fo:orphans="2" fo:widows="2" fo:text-indent="-0.531cm" style:auto-text-indent="false"/>
      <style:text-properties fo:color="#000080" style:font-name="Arial"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P1_20_paragraphe_20_1" style:display-name="P1 paragraphe 1" style:family="paragraph">
      <style:paragraph-properties fo:margin-left="1.03cm" fo:margin-right="0.76cm" fo:margin-top="0.34cm" fo:margin-bottom="0cm" style:contextual-spacing="false" style:line-height-at-least="0.482cm" fo:text-align="justify" style:justify-single-word="false" fo:orphans="2" fo:widows="2" fo:text-indent="0cm" style:auto-text-indent="fals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RTF_5f_Num_20_2_20_2" style:display-name="RTF_Num 2 2"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RTF_5f_Num_20_2_20_3" style:display-name="RTF_Num 2 3"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RTF_5f_Num_20_2_20_4" style:display-name="RTF_Num 2 4"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RTF_5f_Num_20_2_20_5" style:display-name="RTF_Num 2 5"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RTF_5f_Num_20_2_20_6" style:display-name="RTF_Num 2 6"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RTF_5f_Num_20_2_20_7" style:display-name="RTF_Num 2 7"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RTF_5f_Num_20_2_20_8" style:display-name="RTF_Num 2 8"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RTF_5f_Num_20_2_20_9" style:display-name="RTF_Num 2 9" style:family="text">
      <style:text-properties style:font-name="Wingdings" fo:font-family="Wingdings" style:font-pitch="variable" style:font-charset="x-symbol" fo:font-size="10pt" style:font-name-asian="Wingdings" style:font-family-asian="Wingdings" style:font-pitch-asian="variable" style:font-charset-asian="x-symbol" style:font-size-asian="10pt" style:font-name-complex="Wingdings" style:font-family-complex="Wingdings" style:font-pitch-complex="variable" style:font-charset-complex="x-symbol"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2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2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2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2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2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2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2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2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fedh AMRI</meta:initial-creator>
    <meta:creation-date>2014-09-11T14:13:12</meta:creation-date>
    <dc:date>2014-09-11T23:54:48.673605255</dc:date>
    <meta:editing-duration>PT17M12S</meta:editing-duration>
    <meta:editing-cycles>9</meta:editing-cycles>
    <meta:generator>LibreOffice/4.2.6.3$Linux_X86_64 LibreOffice_project/420m0$Build-3</meta:generator>
    <meta:document-statistic meta:table-count="0" meta:image-count="0" meta:object-count="0" meta:page-count="1" meta:paragraph-count="6" meta:word-count="414" meta:character-count="2851" meta:non-whitespace-character-count="2436"/>
  </office:meta>
</office:document-meta>
</file>